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TableCellElementImpl.getAbb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ellElementImpl.setAxis( String ax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ellElementImpl.setCellIndex( int cell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HTMLTableCellElementImpl.setCh( String c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TMLTableCellElementImpl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ellElementImpl.setBgColor( String bgCol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ellElementImpl.setAbbr( String abb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ellElementImpl.getChOf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ellElementImpl.getBg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ellElementImpl.setColSpan( int col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ellElementImpl.setChOff( String chO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ellElementImpl.get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ellElementImpl.setHeight( String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ellElementImpl.getNoWr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ellElementImpl.setVAlign( String v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ellElementImpl.ge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ellElementImpl.setRowSpan( int rowsp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ellElementImpl.getV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ellElementImpl.getAl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ellElementImpl.setHeaders( String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ellElementImpl.ge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ellElementImpl.getColSp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ellElementImpl.setAlign( String alig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ellElementImpl.getC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MLTableCellElementImpl.HTMLTableCellElementImpl( HTMLDocumentImpl own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ellElementImpl.getAx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ellElementImpl.getRowSp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ellElementImpl.getCellIndex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HTMLTableCellElementImpl.setNoWrap( boolean noWr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ellElementImpl.setWidth( String wid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MLTableCellElementImpl.setScope( String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